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4586" draw:textarea-horizontal-align="justify" draw:textarea-vertical-align="middle" draw:auto-grow-height="false" fo:min-height="2.958cm" fo:min-width="2.708cm"/>
    </style:style>
    <style:style style:name="gr2" style:family="graphic" style:parent-style-name="standard">
      <style:graphic-properties draw:fill="solid" draw:fill-color="#c5000b" draw:textarea-horizontal-align="justify" draw:textarea-vertical-align="middle" draw:auto-grow-height="false" fo:min-height="2.958cm" fo:min-width="2.708cm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 fo:min-height="2.958cm" fo:min-width="2.708cm"/>
    </style:style>
    <style:style style:name="gr4" style:family="graphic" style:parent-style-name="standard">
      <style:graphic-properties draw:fill="solid" draw:fill-color="#7e0021" draw:textarea-horizontal-align="justify" draw:textarea-vertical-align="middle" draw:auto-grow-height="false" fo:min-height="2.958cm" fo:min-width="2.708cm"/>
    </style:style>
    <style:style style:name="gr5" style:family="graphic" style:parent-style-name="standard">
      <style:graphic-properties draw:fill="solid" draw:fill-color="#4b1f6f" draw:textarea-horizontal-align="justify" draw:textarea-vertical-align="middle" draw:auto-grow-height="false" fo:min-height="2.958cm" fo:min-width="2.708cm"/>
    </style:style>
    <style:style style:name="gr6" style:family="graphic" style:parent-style-name="standard">
      <style:graphic-properties draw:fill="solid" draw:fill-color="#83caff" draw:textarea-horizontal-align="justify" draw:textarea-vertical-align="middle" draw:auto-grow-height="false" fo:min-height="2.958cm" fo:min-width="2.708cm"/>
    </style:style>
    <style:style style:name="gr7" style:family="graphic" style:parent-style-name="standard">
      <style:graphic-properties draw:fill="solid" draw:fill-color="#579d1c" draw:textarea-horizontal-align="justify" draw:textarea-vertical-align="middle" draw:auto-grow-height="false" fo:min-height="2.958cm" fo:min-width="2.708cm"/>
    </style:style>
    <style:style style:name="gr8" style:family="graphic" style:parent-style-name="standard">
      <style:graphic-properties draw:fill="solid" draw:fill-color="#aecf00" draw:textarea-horizontal-align="justify" draw:textarea-vertical-align="middle" draw:auto-grow-height="false" fo:min-height="2.958cm" fo:min-width="2.708cm"/>
    </style:style>
    <style:style style:name="gr9" style:family="graphic" style:parent-style-name="standard">
      <style:graphic-properties draw:fill="solid" draw:fill-color="#dddddd" draw:textarea-horizontal-align="justify" draw:textarea-vertical-align="middle" draw:auto-grow-height="false" fo:min-height="2.958cm" fo:min-width="2.708cm"/>
    </style:style>
    <style:style style:name="gr10" style:family="graphic" style:parent-style-name="standard">
      <style:graphic-properties draw:fill="solid" draw:fill-color="#99cc66" draw:textarea-horizontal-align="justify" draw:textarea-vertical-align="middle" draw:auto-grow-height="false" fo:min-height="2.958cm" fo:min-width="2.708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.85cm" fo:min-width="2.2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0pt" fo:language="de" fo:country="DE" style:font-size-asian="80pt" style:font-size-complex="80pt"/>
    </style:style>
    <style:style style:name="T1" style:family="text">
      <style:text-properties fo:font-size="80pt" fo:language="de" fo:country="DE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1cm" svg:height="5.1cm" svg:x="1.5cm" svg:y="1.5cm">
          <text:p text:style-name="P1"><text:span text:style-name="T1">W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5.1cm" svg:height="5.1cm" svg:x="7.7cm" svg:y="1.8cm">
          <text:p text:style-name="P1"><text:span text:style-name="T1">F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5.1cm" svg:height="5.1cm" svg:x="1.9cm" svg:y="7.7cm">
          <text:p text:style-name="P1"><text:span text:style-name="T1">G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2" draw:layer="layout" svg:width="5.1cm" svg:height="5.1cm" svg:x="7.8cm" svg:y="7.5cm">
          <text:p text:style-name="P1"><text:span text:style-name="T1">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2" draw:layer="layout" svg:width="5.1cm" svg:height="5.1cm" svg:x="14.4cm" svg:y="7.6cm">
          <text:p text:style-name="P1"><text:span text:style-name="T1">M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2" draw:layer="layout" svg:width="5.1cm" svg:height="5.1cm" svg:x="14.3cm" svg:y="2cm">
          <text:p text:style-name="P1"><text:span text:style-name="T1">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2" draw:layer="layout" svg:width="5.1cm" svg:height="5.1cm" svg:x="2.1cm" svg:y="22.2cm">
          <text:p text:style-name="P1"><text:span text:style-name="T1">H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2" draw:layer="layout" svg:width="5.1cm" svg:height="5.1cm" svg:x="7.2cm" svg:y="16cm">
          <text:p text:style-name="P1"><text:span text:style-name="T1">O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2" draw:layer="layout" svg:width="5.1cm" svg:height="5.1cm" svg:x="14.2cm" svg:y="16.1cm">
          <text:p text:style-name="P1"><text:span text:style-name="T1">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2" draw:layer="layout" svg:width="5.1cm" svg:height="5.1cm" svg:x="14.1cm" svg:y="22.5cm">
          <text:p text:style-name="P1"><text:span text:style-name="T1">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2" draw:layer="layout" svg:width="5.1cm" svg:height="5.1cm" svg:x="7.9cm" svg:y="22.2cm">
          <text:p text:style-name="P1"><text:span text:style-name="T1">?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2" draw:layer="layout" svg:width="5.1cm" svg:height="5.1cm" svg:x="1.7cm" svg:y="15.7cm">
          <text:p text:style-name="P1"><text:span text:style-name="T1">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9" draw:text-style-name="P2" draw:layer="layout" svg:width="5.1cm" svg:height="5.1cm" svg:x="9cm" svg:y="6.4cm">
          <text:p><text:span text:style-name="T1"/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1cm" svg:height="2.2cm" svg:x="10.1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5.1cm" svg:height="5.1cm" svg:x="5.2cm" svg:y="3.79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1cm" svg:height="2.2cm" draw:transform="rotate (1.58022110475567) translate (6.765cm 7.85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5.1cm" svg:height="5.1cm" svg:x="1.4cm" svg:y="6.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1cm" svg:height="2.2cm" draw:transform="rotate (3.13181880977862) translate (5.59cm 10.0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5.1cm" svg:height="5.1cm" svg:x="5.201cm" svg:y="3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1cm" svg:height="2.2cm" draw:transform="rotate (1.58022110475567) translate (6.766cm 7.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5.1cm" svg:height="5.1cm" svg:x="5.199cm" svg:y="8.89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1cm" svg:height="2.2cm" draw:transform="rotate (1.58022110475567) translate (6.764cm 12.95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5.1cm" svg:height="5.1cm" svg:x="5.2cm" svg:y="8.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1cm" svg:height="2.2cm" draw:transform="rotate (-1.57131992557049) translate (8.95cm 9.8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1T14:26:16.839520000</meta:creation-date>
    <dc:date>2015-04-01T16:50:58.522133000</dc:date>
    <meta:editing-duration>PT44M41S</meta:editing-duration>
    <meta:editing-cycles>7</meta:editing-cycles>
    <meta:generator>LibreOffice/4.3.5.2$MacOSX_x86 LibreOffice_project/3a87456aaa6a95c63eea1c1b3201acedf0751bd5</meta:generator>
    <meta:document-statistic meta:object-count="24"/>
  </office:meta>
</office:document-meta>
</file>